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609cm" fo:margin-left="0cm" fo:margin-right="-0.019cm" table:align="margins"/>
    </style:style>
    <style:style style:name="Header.A" style:family="table-column">
      <style:table-column-properties style:column-width="2.175cm" style:rel-column-width="8094*"/>
    </style:style>
    <style:style style:name="Header.B" style:family="table-column">
      <style:table-column-properties style:column-width="8.962cm" style:rel-column-width="33355*"/>
    </style:style>
    <style:style style:name="Header.C" style:family="table-column">
      <style:table-column-properties style:column-width="6.472cm" style:rel-column-width="24086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8.52cm" style:rel-column-width="31732*"/>
    </style:style>
    <style:style style:name="Table3.B" style:family="table-column">
      <style:table-column-properties style:column-width="9.075cm" style:rel-column-width="33803*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595959" style:font-name="Times New Roman" fo:font-size="11pt" style:font-size-asian="11pt" style:font-size-complex="11pt"/>
    </style:style>
    <style:style style:name="P3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ext_20_body">
      <style:paragraph-properties fo:margin-left="0.201cm" fo:margin-right="0cm" fo:margin-top="0cm" fo:margin-bottom="0cm" loext:contextual-spacing="false" style:line-spacing="0cm" fo:text-indent="0cm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Text_20_body">
      <style:paragraph-properties fo:margin-left="0.201cm" fo:margin-right="0cm" fo:margin-top="0cm" fo:margin-bottom="0cm" loext:contextual-spacing="false" fo:text-align="justify" style:justify-single-word="false" fo:text-indent="0cm" style:auto-text-indent="fals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line-height="115%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margin-top="0.143cm" fo:margin-bottom="0cm" loext:contextual-spacing="false" fo:text-indent="0cm" style:auto-text-indent="false"/>
      <style:text-properties style:font-name="Times New Roman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2.147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Text_20_body" style:master-page-name="">
      <style:paragraph-properties fo:margin-left="2.147cm" fo:margin-right="0cm" fo:margin-top="0cm" fo:margin-bottom="0cm" loext:contextual-spacing="false" fo:line-height="115%" fo:text-align="justify" style:justify-single-word="false" fo:text-indent="0cm" style:auto-text-indent="false" style:page-number="auto"/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f76a0" officeooo:paragraph-rsid="000f76a0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{Kejaksaan}</text:p>
          </table:table-cell>
          <table:table-cell table:style-name="Table1.A1" office:value-type="string">
            <text:p text:style-name="P7">P-17</text:p>
          </table:table-cell>
        </table:table-row>
      </table:table>
      <text:p text:style-name="P13"/>
      <text:p text:style-name="P5"><text:tab/><text:tab/><text:tab/><text:tab/><text:tab/><text:tab/><text:tab/> <text:s text:c="26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11"/>
          </table:table-cell>
          <table:table-cell table:style-name="Header.A1" office:value-type="string">
            <text:p text:style-name="P14">{dikeluarkan}, {tanggal_dikeluarkan}</text:p>
          </table:table-cell>
        </table:table-row>
        <table:table-row>
          <table:table-cell table:style-name="Header.A1" office:value-type="string">
            <text:p text:style-name="P11">Nomor <text:s text:c="5"/>:</text:p>
          </table:table-cell>
          <table:table-cell table:style-name="Header.A1" office:value-type="string">
            <text:p text:style-name="P11">{s}{nomor}</text:p>
          </table:table-cell>
          <table:table-cell table:style-name="Header.A1" office:value-type="string">
            <text:p text:style-name="P7">KEPADA YTH.</text:p>
          </table:table-cell>
        </table:table-row>
        <table:table-row>
          <table:table-cell table:style-name="Header.A1" office:value-type="string">
            <text:p text:style-name="P11">Sifat <text:s text:c="9"/>:</text:p>
          </table:table-cell>
          <table:table-cell table:style-name="Header.A1" office:value-type="string">
            <text:p text:style-name="P11">{sifat}</text:p>
          </table:table-cell>
          <table:table-cell table:style-name="Header.A1" office:value-type="string">
            <text:p text:style-name="P11">KEPALA {kepada}</text:p>
          </table:table-cell>
        </table:table-row>
        <table:table-row>
          <table:table-cell table:style-name="Header.A1" office:value-type="string">
            <text:p text:style-name="P11">Lampiran <text:s/>:</text:p>
          </table:table-cell>
          <table:table-cell table:style-name="Header.A1" office:value-type="string">
            <text:p text:style-name="P11">{lampiran}</text:p>
          </table:table-cell>
          <table:table-cell table:style-name="Header.A1" office:value-type="string">
            <text:p text:style-name="P7">Di -</text:p>
          </table:table-cell>
        </table:table-row>
        <table:table-row>
          <table:table-cell table:style-name="Header.A1" office:value-type="string">
            <text:p text:style-name="P11">Perihal <text:s text:c="5"/>:</text:p>
          </table:table-cell>
          <table:table-cell table:style-name="Header.A1" office:value-type="string">
            <text:p text:style-name="P12">Permintaan Perkembangan Hasil Penyidikan atas nama <text:s/>{peri} yang disangka Melanggar {pasal}</text:p>
          </table:table-cell>
          <table:table-cell table:style-name="Header.A1" office:value-type="string">
            <text:p text:style-name="P11"><text:s text:c="6"/>{di_tempat}</text:p>
          </table:table-cell>
        </table:table-row>
      </table:table>
      <text:p text:style-name="P3"/>
      <text:p text:style-name="P16"><text:tab/><text:span text:style-name="T1">Sehubungan dengan Surat Pemberitahuan Dimulainya Penyidikan atas nama tersangka {tersangka} <text:s/>Nomor: {nomor_spdp} tanggal {tgl_spdp} yang kami terima pada tanggal {tgl_terima} hingga saat ini kami belum menerima hasil penyidikan perkara tersebut.</text:span></text:p>
      <text:p text:style-name="P15"><text:tab/>Mengingat Surat Pemberitahuan Dimulainya Penyidikan sudah kami terima cukup lama, <text:s text:c="2"/>dengan ini kami minta perkembangan penyidikan perkara tersebut. </text:p>
      <text:p text:style-name="P15"/>
      <text:p text:style-name="P15"><text:tab/>Demikian Untuk dimaklumi. 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office:value-type="string">
            <text:p text:style-name="P8">{kepala}</text:p>
            <text:p text:style-name="P18">SELAKU PENUNTUT UMUM</text:p>
            <text:p text:style-name="P8"/>
            <text:p text:style-name="P8"/>
            <text:p text:style-name="P8"/>
            <text:p text:style-name="P8"/>
            <text:p text:style-name="P8"/>
            <text:p text:style-name="P10">{nama_penandatangan}</text:p>
            <text:p text:style-name="P8"><text:s/>{pangkat} NIP.{nip_penandatangan}</text:p>
          </table:table-cell>
        </table:table-row>
      </table:table>
      <text:p text:style-name="P3"/>
      <text:p text:style-name="P4">Tembusan </text:p>
      <text:p text:style-name="P4">[!-- BEGIN tembusan --] {urutan_tembusan}. {nama_tembusan}</text:p>
      <text:p text:style-name="P4">[!-- END tembusan --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2T14:36:13.434000000</dc:date>
    <meta:editing-duration>PT11H40M4S</meta:editing-duration>
    <meta:editing-cycles>96</meta:editing-cycles>
    <meta:generator>LibreOfficeDev/5.2.0.0.beta2$Windows_x86 LibreOffice_project/a83fc06803e11f27e95c809fdfacbbd0377ff7d0</meta:generator>
    <meta:document-statistic meta:table-count="3" meta:image-count="0" meta:object-count="0" meta:page-count="1" meta:paragraph-count="26" meta:word-count="104" meta:character-count="894" meta:non-whitespace-character-count="746"/>
  </office:meta>
</office:document-meta>
</file>